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02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8.308cm"/>
    </style:style>
    <style:style style:name="Table1.C" style:family="table-column">
      <style:table-column-properties style:column-width="2.355cm"/>
    </style:style>
    <style:style style:name="Table1.D" style:family="table-column">
      <style:table-column-properties style:column-width="4.445cm"/>
    </style:style>
    <style:style style:name="Table1.E" style:family="table-column">
      <style:table-column-properties style:column-width="8.387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208b94" officeooo:paragraph-rsid="0044e43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b94" officeooo:paragraph-rsid="00208b9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paragraph-rsid="003da333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rsid="004ce2c6" officeooo:paragraph-rsid="004ce2c6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rsid="004cea50" officeooo:paragraph-rsid="004cea50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4ce2c6" officeooo:paragraph-rsid="004ce2c6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cea50" officeooo:paragraph-rsid="004cea50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officeooo:rsid="0026673e" officeooo:paragraph-rsid="0026673e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officeooo:rsid="003d2802" officeooo:paragraph-rsid="003da33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officeooo:rsid="004cea50" officeooo:paragraph-rsid="004cea50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Arial" fo:font-size="10pt" fo:font-weight="bold" officeooo:rsid="003d2802" officeooo:paragraph-rsid="003da333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208b94" officeooo:paragraph-rsid="00356ce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3d2802" officeooo:paragraph-rsid="003da333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rsid="0050d318" officeooo:paragraph-rsid="0050d318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4efb31" officeooo:paragraph-rsid="0050fd66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font-name="Arial" fo:font-size="10pt" fo:font-weight="bold" officeooo:rsid="00208b94" officeooo:paragraph-rsid="0044e431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91b8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officeooo:rsid="00412717"/>
    </style:style>
    <style:style style:name="T6" style:family="text">
      <style:text-properties fo:color="#dc2300" fo:font-size="14pt" officeooo:rsid="00412717" style:font-size-asian="14pt" style:font-size-complex="14pt"/>
    </style:style>
    <style:style style:name="T7" style:family="text">
      <style:text-properties fo:color="#dc2300" fo:font-size="14pt" officeooo:rsid="004ce2c6" style:font-size-asian="14pt" style:font-size-complex="14pt"/>
    </style:style>
    <style:style style:name="T8" style:family="text">
      <style:text-properties style:font-name="Arial"/>
    </style:style>
    <style:style style:name="T9" style:family="text">
      <style:text-properties style:font-name="Arial" officeooo:rsid="002d91b8"/>
    </style:style>
    <style:style style:name="T10" style:family="text">
      <style:text-properties style:font-name="Arial" officeooo:rsid="0050fd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#if($sePuedeImprimir)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6"><text:span text:style-name="T8">EXPTE. <text:s/></text:span><text:span text:style-name="T9">6550 </text:span><text:span text:style-name="T9"><text:text-input text:description="$expediente">$expediente</text:text-input></text:span><text:span text:style-name="T9"> - ASUNTO: </text:span><text:span text:style-name="T9"><text:text-input text:description="$asunto">$asunto</text:text-input></text:span><text:span text:style-name="T9"> </text:span><text:span text:style-name="T10">- </text:span>PLANILLA RENDICION CAJA CH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Fecha</text:p>
          </table:table-cell>
          <table:table-cell table:style-name="Table1.A2" office:value-type="string">
            <text:p text:style-name="P5">Proveedor</text:p>
          </table:table-cell>
          <table:table-cell table:style-name="Table1.A2" office:value-type="string">
            <text:p text:style-name="P5">CUIT</text:p>
          </table:table-cell>
          <table:table-cell table:style-name="Table1.A2" office:value-type="string">
            <text:p text:style-name="P6">N.º comp.</text:p>
          </table:table-cell>
          <table:table-cell table:style-name="Table1.A2" office:value-type="string">
            <text:p text:style-name="P6">CONCEPTO</text:p>
          </table:table-cell>
          <table:table-cell table:style-name="Table1.F2" office:value-type="string">
            <text:p text:style-name="P4">IMPORTE</text:p>
          </table:table-cell>
        </table:table-row>
        <table:table-row>
          <table:table-cell table:style-name="Table1.A3" office:value-type="string">
            <text:p text:style-name="P8"><text:text-input text:description="$listado.fecha">$listado.fecha</text:text-input></text:p>
          </table:table-cell>
          <table:table-cell table:style-name="Table1.A3" office:value-type="string">
            <text:p text:style-name="P10"><text:text-input text:description="$listado.proveedor">$listado.proveedor</text:text-input></text:p>
          </table:table-cell>
          <table:table-cell table:style-name="Table1.A3" office:value-type="string">
            <text:p text:style-name="P11"><text:text-input text:description="$listado.cuit">$listado.cuit</text:text-input></text:p>
          </table:table-cell>
          <table:table-cell table:style-name="Table1.A3" office:value-type="string">
            <text:p text:style-name="P14"><text:text-input text:description="$listado.comprobante">$listado.comprobante</text:text-input></text:p>
          </table:table-cell>
          <table:table-cell table:style-name="Table1.A3" office:value-type="string">
            <text:p text:style-name="P10"><text:text-input text:description="$listado.concepto">$listado.concepto</text:text-input></text:p>
          </table:table-cell>
          <table:table-cell table:style-name="Table1.F3" office:value-type="string">
            <text:p text:style-name="P10"><text:text-input text:description="$listado.Total">$listado.Total</text:text-input></text:p>
          </table:table-cell>
        </table:table-row>
        <table:table-row>
          <table:table-cell table:style-name="Table1.A3" table:number-columns-spanned="5" office:value-type="string">
            <text:p text:style-name="P15">TOTAL</text:p>
          </table:table-cell>
          <table:covered-table-cell/>
          <table:covered-table-cell/>
          <table:covered-table-cell/>
          <table:covered-table-cell/>
          <table:table-cell table:style-name="Table1.F3" office:value-type="string">
            <text:p text:style-name="P12"><text:text-input text:description="$total">$total</text:text-input></text:p>
          </table:table-cell>
        </table:table-row>
      </table:table>
      <text:p text:style-name="P13"/>
      <text:p text:style-name="P17"/>
      <text:p text:style-name="P17"/>
      <text:p text:style-name="P17"/>
      <text:p text:style-name="P3"><text:text-input text:description="">#else</text:text-input></text:p>
      <text:p text:style-name="P2"><text:tab/><text:tab/><text:span text:style-name="T6">La </text:span><text:span text:style-name="T7">caja debe estar en estado Cerrado</text:span><text:span text:style-name="T6">.</text:span><text:span text:style-name="T5"> </text:span></text:p>
      <text:p text:style-name="P3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3T16:24:57</meta:creation-date>
    <dc:date>2019-05-03T13:12:34.929342977</dc:date>
    <meta:editing-duration>P1DT12H46M26S</meta:editing-duration>
    <meta:editing-cycles>101</meta:editing-cycles>
    <meta:generator>LibreOffice/5.1.6.2$Linux_X86_64 LibreOffice_project/10m0$Build-2</meta:generator>
    <meta:document-statistic meta:table-count="1" meta:image-count="0" meta:object-count="0" meta:page-count="1" meta:paragraph-count="19" meta:word-count="60" meta:character-count="317" meta:non-whitespace-character-count="296"/>
  </office:meta>
</office:document-meta>
</file>